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425in"/>
    </style:style>
    <style:style style:name="co3" style:family="table-column">
      <style:table-column-properties fo:break-before="auto" style:column-width="2.8299in"/>
    </style:style>
    <style:style style:name="co4" style:family="table-column">
      <style:table-column-properties fo:break-before="auto" style:column-width="3.5728in"/>
    </style:style>
    <style:style style:name="co5" style:family="table-column">
      <style:table-column-properties fo:break-before="auto" style:column-width="1.032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trospectiva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Negativos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Assunto</text:p>
          </table:table-cell>
          <table:table-cell table:style-name="ce5" office:value-type="string">
            <text:p>Comunicacao</text:p>
          </table:table-cell>
          <table:table-cell office:value-type="string">
            <text:p>Documentacao incompleta</text:p>
          </table:table-cell>
          <table:table-cell office:value-type="string">
            <text:p>Planejamento</text:p>
          </table:table-cell>
          <table:table-cell office:value-type="string">
            <text:p>Membro sumiu</text:p>
          </table:table-cell>
        </table:table-row>
        <table:table-row table:style-name="ro2">
          <table:table-cell office:value-type="string">
            <text:p>Ponto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office:value-type="string">
            <text:p>Solucao</text:p>
          </table:table-cell>
          <table:table-cell table:style-name="ce5" office:value-type="string">
            <text:p>Encontros todas as segundas a partir das 11h40</text:p>
          </table:table-cell>
          <table:table-cell office:value-type="string">
            <text:p>Flagar com incompleta para todos saberem</text:p>
          </table:table-cell>
          <table:table-cell office:value-type="string">
            <text:p>Fazer o planejamento em equipe</text:p>
          </table:table-cell>
          <table:table-cell office:value-type="string">
            <text:p>Magnum PI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Positivos</text:p>
          </table:table-cell>
          <table:table-cell table:number-columns-repeated="4"/>
        </table:table-row>
        <table:table-row table:style-name="ro2">
          <table:table-cell office:value-type="string">
            <text:p>Assunto</text:p>
          </table:table-cell>
          <table:table-cell office:value-type="string">
            <text:p>Ambiente de desenvolvimento organizado</text:p>
          </table:table-cell>
          <table:table-cell office:value-type="string">
            <text:p>Trabalho extra</text:p>
          </table:table-cell>
          <table:table-cell office:value-type="string">
            <text:p>Já temos algo usável</text:p>
          </table:table-cell>
          <table:table-cell/>
        </table:table-row>
        <table:table-row table:style-name="ro2">
          <table:table-cell office:value-type="string">
            <text:p>Pontos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itude</text:p>
          </table:table-cell>
          <table:table-cell office:value-type="string">
            <text:p>Continuar todos com o git, pivotal etc</text:p>
          </table:table-cell>
          <table:table-cell office:value-type="string">
            <text:p>Legal</text:p>
          </table:table-cell>
          <table:table-cell office:value-type="string">
            <text:p>Focar em novas funcionalidades para a proxima iteracao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11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Manzo</meta:initial-creator>
    <meta:creation-date>2011-09-12T10:56:28</meta:creation-date>
    <dc:date>2011-09-12T11:29:55</dc:date>
    <dc:creator>Rafael Manzo</dc:creator>
    <meta:editing-duration>PT00H18M16S</meta:editing-duration>
    <meta:editing-cycles>3</meta:editing-cycles>
    <meta:generator>OpenOffice.org/3.2$Linux OpenOffice.org_project/320m12$Build-9483</meta:generator>
    <meta:document-statistic meta:table-count="3" meta:cell-count="30" meta:object-count="0"/>
  </office:meta>
</office:document-meta>
</file>